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9.231cm" fo:min-width="12.23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0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4.3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4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d8ce" draw:textarea-horizontal-align="justify" draw:textarea-vertical-align="middle" draw:auto-grow-height="false" fo:min-height="3.883cm" fo:min-width="12.431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7.457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d7d7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dde8cb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269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2.473cm" fo:min-width="12.483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199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objectwithoutfill">
      <style:graphic-properties draw:stroke="dash" draw:stroke-dash="Long_20_Dash" svg:stroke-color="#000000" draw:fill="solid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603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4cm" fo:min-width="0cm" fo:padding-top="0.15cm" fo:padding-bottom="0.15cm" fo:padding-left="0.275cm" fo:padding-right="0.275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2cm" fo:min-width="0cm" fo:padding-top="0.15cm" fo:padding-bottom="0.15cm" fo:padding-left="0.275cm" fo:padding-right="0.275cm" loext:decorative="false"/>
      <style:paragraph-properties style:writing-mode="lr-tb"/>
    </style:style>
    <style:style style:name="gr27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75cm" fo:min-width="0cm" fo:padding-top="0.151cm" fo:padding-bottom="0.151cm" fo:padding-left="0.276cm" fo:padding-right="0.276cm" loext:decorative="false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75cm" fo:min-width="0cm" fo:padding-top="0.15cm" fo:padding-bottom="0.15cm" fo:padding-left="0.275cm" fo:padding-right="0.27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5983b0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81aca6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e994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860d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860d" draw:textarea-horizontal-align="justify" draw:textarea-vertical-align="middle" draw:auto-grow-height="false" fo:min-height="0.131cm" fo:min-width="0cm" loext:decorative="false"/>
    </style:style>
    <style:style style:name="gr35" style:family="graphic" style:parent-style-name="standard">
      <style:graphic-properties svg:stroke-color="#000000" draw:fill-color="#81aca6" draw:textarea-horizontal-align="justify" draw:textarea-vertical-align="middle" draw:auto-grow-height="false" fo:min-height="0.131cm" fo:min-width="0cm" loext:decorative="false"/>
    </style:style>
    <style:style style:name="gr36" style:family="graphic" style:parent-style-name="standard">
      <style:graphic-properties svg:stroke-color="#000000" draw:fill-color="#ffe994" draw:textarea-horizontal-align="justify" draw:textarea-vertical-align="middle" draw:auto-grow-height="false" fo:min-height="0.131cm" fo:min-width="0cm" loext:decorative="false"/>
    </style:style>
    <style:style style:name="gr37" style:family="graphic" style:parent-style-name="standard">
      <style:graphic-properties svg:stroke-color="#000000" draw:fill-color="#5983b0" draw:textarea-horizontal-align="justify" draw:textarea-vertical-align="middle" draw:auto-grow-height="false" fo:min-height="0.131cm" fo:min-width="0cm" loext:decorative="false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.131cm" fo:min-width="0cm" loext:decorative="false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aa95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ffaa95" draw:textarea-horizontal-align="justify" draw:textarea-vertical-align="middle" draw:auto-grow-height="false" fo:min-height="0.131cm" fo:min-width="0cm" loext:decorative="false"/>
    </style:style>
    <style:style style:name="gr42" style:family="graphic" style:parent-style-name="standard">
      <style:graphic-properties svg:stroke-color="#000000" draw:fill-color="#dde8cb" draw:textarea-horizontal-align="justify" draw:textarea-vertical-align="middle" draw:auto-grow-height="false" fo:min-height="0.131cm" fo:min-width="0cm" loext:decorative="false"/>
    </style:style>
    <style:style style:name="pr1" style:family="presentation" style:parent-style-name="Per_20_defecte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 draw:fill-color="#eeeeee"/>
    </style:style>
    <style:style style:name="P10" style:family="paragraph">
      <loext:graphic-properties draw:fill="solid" draw:fill-color="#ffd7d7"/>
    </style:style>
    <style:style style:name="P11" style:family="paragraph">
      <loext:graphic-properties draw:fill="solid" draw:fill-color="#dde8cb"/>
    </style:style>
    <style:style style:name="P12" style:family="paragraph">
      <loext:graphic-properties draw:fill="none" draw:fill-color="#ffffff"/>
      <style:paragraph-properties fo:text-align="center"/>
      <style:text-properties style:font-name="Open Sans Semibold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dddddd"/>
    </style:style>
    <style:style style:name="P17" style:family="paragraph">
      <style:paragraph-properties fo:text-align="center" loext:tab-stop-distance="0cm">
        <style:tab-stops/>
      </style:paragraph-properties>
    </style:style>
    <style:style style:name="P18" style:family="paragraph">
      <loext:graphic-properties draw:fill="solid" draw:fill-color="#5983b0"/>
      <style:paragraph-properties fo:text-align="center" loext:tab-stop-distance="0cm">
        <style:tab-stops/>
      </style:paragraph-properties>
    </style:style>
    <style:style style:name="P19" style:family="paragraph">
      <loext:graphic-properties draw:fill="solid" draw:fill-color="#81aca6"/>
      <style:paragraph-properties fo:text-align="center" loext:tab-stop-distance="0cm">
        <style:tab-stops/>
      </style:paragraph-properties>
    </style:style>
    <style:style style:name="P20" style:family="paragraph">
      <loext:graphic-properties draw:fill="solid" draw:fill-color="#ffe994"/>
      <style:paragraph-properties fo:text-align="center" loext:tab-stop-distance="0cm">
        <style:tab-stops/>
      </style:paragraph-properties>
    </style:style>
    <style:style style:name="P21" style:family="paragraph">
      <loext:graphic-properties draw:fill="solid" draw:fill-color="#ff860d"/>
      <style:paragraph-properties fo:text-align="center" loext:tab-stop-distance="0cm">
        <style:tab-stops/>
      </style:paragraph-properties>
    </style:style>
    <style:style style:name="P22" style:family="paragraph">
      <loext:graphic-properties draw:fill-color="#ff860d"/>
      <style:paragraph-properties fo:text-align="center"/>
    </style:style>
    <style:style style:name="P23" style:family="paragraph">
      <loext:graphic-properties draw:fill-color="#81aca6"/>
      <style:paragraph-properties fo:text-align="center"/>
    </style:style>
    <style:style style:name="P24" style:family="paragraph">
      <loext:graphic-properties draw:fill-color="#ffe994"/>
      <style:paragraph-properties fo:text-align="center"/>
    </style:style>
    <style:style style:name="P25" style:family="paragraph">
      <loext:graphic-properties draw:fill-color="#5983b0"/>
      <style:paragraph-properties fo:text-align="center"/>
    </style:style>
    <style:style style:name="P26" style:family="paragraph">
      <loext:graphic-properties draw:fill-color="#b4c7dc"/>
      <style:paragraph-properties fo:text-align="center"/>
    </style:style>
    <style:style style:name="P27" style:family="paragraph">
      <loext:graphic-properties draw:fill="solid" draw:fill-color="#b4c7dc"/>
      <style:paragraph-properties fo:text-align="center" loext:tab-stop-distance="0cm">
        <style:tab-stops/>
      </style:paragraph-properties>
    </style:style>
    <style:style style:name="P28" style:family="paragraph">
      <loext:graphic-properties draw:fill="solid" draw:fill-color="#ffaa95"/>
      <style:paragraph-properties fo:text-align="center" loext:tab-stop-distance="0cm">
        <style:tab-stops/>
      </style:paragraph-properties>
    </style:style>
    <style:style style:name="P29" style:family="paragraph">
      <loext:graphic-properties draw:fill="solid" draw:fill-color="#dde8cb"/>
      <style:paragraph-properties fo:text-align="center" loext:tab-stop-distance="0cm">
        <style:tab-stops/>
      </style:paragraph-properties>
    </style:style>
    <style:style style:name="P30" style:family="paragraph">
      <loext:graphic-properties draw:fill-color="#ffaa95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 Semibold" fo:font-size="16pt" style:font-size-asian="16pt" style:font-size-complex="16pt"/>
    </style:style>
    <style:style style:name="T6" style:family="text">
      <style:text-properties style:font-name="Open Sans Semibold" fo:font-size="13pt" style:font-size-asian="13pt" style:font-size-complex="13pt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3.081cm" svg:height="9.825cm" svg:x="2.202cm" svg:y="3.8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42cm" svg:height="0.806cm" svg:x="2.17cm" svg:y="2.931cm">
          <draw:text-box>
            <text:p><text:span text:style-name="T1">Water balance </text:span><text:span text:style-name="T1">(daily)</text:span></text:p>
          </draw:text-box>
        </draw:frame>
        <draw:frame draw:style-name="gr3" draw:text-style-name="P4" xml:id="id1" draw:id="id1" draw:layer="layout" svg:width="6.001cm" svg:height="2.147cm" svg:x="5.354cm" svg:y="4.114cm">
          <draw:text-box>
            <text:p text:style-name="P3"><text:span text:style-name="T2">Rainfall interception</text:span></text:p>
            <text:p text:style-name="P3"><text:span text:style-name="T2">Snow accumulation and melt</text:span></text:p>
            <text:p text:style-name="P3"><text:span text:style-name="T2">Infiltration and percolation</text:span></text:p>
            <text:p text:style-name="P3"><text:span text:style-name="T2">Evaporation from soil surface</text:span></text:p>
          </draw:text-box>
        </draw:frame>
        <draw:frame draw:style-name="gr4" draw:text-style-name="P4" draw:layer="layout" svg:width="4.816cm" svg:height="2.621cm" svg:x="3.121cm" svg:y="9.067cm">
          <draw:text-box>
            <text:p text:style-name="P3"><text:span text:style-name="T2">Radiation extinction</text:span></text:p>
            <text:p text:style-name="P3"><text:span text:style-name="T2">Plant transpiration </text:span></text:p>
            <text:p text:style-name="P3"><text:span text:style-name="T2">Plant ph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frame draw:style-name="gr5" draw:text-style-name="P5" xml:id="id2" draw:id="id2" draw:layer="layout" svg:width="4.464cm" svg:height="0.806cm" svg:x="2.886cm" svg:y="8.177cm">
          <draw:text-box>
            <text:p><text:span text:style-name="T3">Basic sub-model</text:span></text:p>
          </draw:text-box>
        </draw:frame>
        <draw:connector draw:style-name="gr6" draw:text-style-name="P6" draw:layer="layout" draw:type="curve" svg:x1="8.354cm" svg:y1="6.261cm" svg:x2="5.118cm" svg:y2="8.177cm" draw:start-shape="id1" draw:start-glue-point="2" draw:end-shape="id2" draw:end-glue-point="0" svg:d="M8354 6261c0 1437-3236 479-3236 1916" svg:viewBox="0 0 3237 1917">
          <text:p/>
        </draw:connector>
        <draw:frame draw:style-name="gr7" draw:text-style-name="P5" xml:id="id3" draw:id="id3" draw:layer="layout" svg:width="5.51cm" svg:height="0.806cm" svg:x="9.095cm" svg:y="8.166cm">
          <draw:text-box>
            <text:p><text:span text:style-name="T3">Advanced sub-model</text:span></text:p>
          </draw:text-box>
        </draw:frame>
        <draw:frame draw:style-name="gr8" draw:text-style-name="P4" xml:id="id4" draw:id="id4" draw:layer="layout" svg:width="4.826cm" svg:height="3.569cm" svg:x="9.984cm" svg:y="9.516cm">
          <draw:text-box>
            <text:p text:style-name="P3"><text:span text:style-name="T2">Radiation balance</text:span></text:p>
            <text:p text:style-name="P3"><text:span text:style-name="T2">Energy balance</text:span></text:p>
            <text:p text:style-name="P3"><text:span text:style-name="T2">Plant hydraulics</text:span></text:p>
            <text:p text:style-name="P3"><text:span text:style-name="T2">Stomatal regulation</text:span></text:p>
            <text:p text:style-name="P3"><text:span text:style-name="T2">Leaf phot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connector draw:style-name="gr6" draw:text-style-name="P6" draw:layer="layout" draw:type="curve" svg:x1="8.354cm" svg:y1="6.261cm" svg:x2="11.85cm" svg:y2="8.166cm" draw:start-shape="id1" draw:start-glue-point="2" draw:end-shape="id3" draw:end-glue-point="0" svg:d="M8354 6261c0 1429 3496 477 3496 1905" svg:viewBox="0 0 3497 1906">
          <text:p/>
        </draw:connector>
        <draw:frame draw:style-name="gr9" draw:text-style-name="P2" draw:layer="layout" svg:width="13.93cm" svg:height="0.806cm" svg:x="2.202cm" svg:y="13.962cm">
          <draw:text-box>
            <text:p><text:span text:style-name="T1">Carbon balance, growth/senescence and mortality (daily)</text:span></text:p>
          </draw:text-box>
        </draw:frame>
        <draw:frame draw:style-name="gr10" draw:text-style-name="P2" draw:layer="layout" svg:width="3.194cm" svg:height="1cm" draw:transform="rotate (1.5685273987673) translate (8.633cm 12.594cm)">
          <draw:text-box>
            <text:p text:style-name="P7"><text:span text:style-name="T1">Sub-daily</text:span></text:p>
          </draw:text-box>
        </draw:frame>
        <draw:connector draw:style-name="gr6" draw:text-style-name="P6" draw:layer="layout" draw:type="curve" svg:x1="12.397cm" svg:y1="13.085cm" svg:x2="12.397cm" svg:y2="9.516cm" draw:start-shape="id4" draw:start-glue-point="2" draw:end-shape="id4" draw:end-glue-point="0" svg:d="M12397 13085c0 250-728 500-1457 500-728 0-1456-1142-1456-2285 0-1142 728-2284 1457-2284 728 0 1456 250 1456 500" svg:viewBox="0 0 2914 4570">
          <text:p/>
        </draw:connector>
        <draw:custom-shape draw:style-name="gr11" draw:text-style-name="P8" draw:layer="layout" svg:width="13.081cm" svg:height="4.283cm" svg:x="2.202cm" svg:y="14.851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7.957cm" svg:height="4.043cm" svg:x="5.25cm" svg:y="14.878cm">
          <draw:text-box>
            <text:p text:style-name="P3"><text:span text:style-name="T2">Autotrophic (maintenance) respiration</text:span></text:p>
            <text:p text:style-name="P3"><text:span text:style-name="T2">Growth respiration</text:span></text:p>
            <text:p text:style-name="P3"><text:span text:style-name="T2">Carbon translocation and storage</text:span></text:p>
            <text:p text:style-name="P3"><text:span text:style-name="T2">Root exudation</text:span></text:p>
            <text:p text:style-name="P3"><text:span text:style-name="T2">Tissue formation and senescence</text:span></text:p>
            <text:p text:style-name="P3"><text:span text:style-name="T2">Plant mortality</text:span></text:p>
            <text:p text:style-name="P3"><text:span text:style-name="T2">Decomposition and SOC dynamics</text:span></text:p>
            <text:p text:style-name="P3"><text:span text:style-name="T2">Fire behaviour and severity</text:span></text:p>
          </draw:text-box>
        </draw:frame>
        <draw:frame draw:style-name="gr13" draw:text-style-name="P9" draw:layer="layout" svg:width="10.332cm" svg:height="0.793cm" draw:transform="rotate (-1.57655591332648) translate (17.14cm 3.343cm)">
          <draw:text-box>
            <text:p><text:span text:style-name="T2"><text:s/></text:span><text:span text:style-name="T4">spwb</text:span></text:p>
          </draw:text-box>
        </draw:frame>
        <draw:frame draw:style-name="gr14" draw:text-style-name="P10" draw:layer="layout" svg:width="15.795cm" svg:height="0.793cm" draw:transform="rotate (-1.57655591332648) translate (18.19cm 3.341cm)">
          <draw:text-box>
            <text:p><text:span text:style-name="T2"><text:s/></text:span><text:span text:style-name="T4">growth</text:span></text:p>
          </draw:text-box>
        </draw:frame>
        <draw:frame draw:style-name="gr15" draw:text-style-name="P11" draw:layer="layout" svg:width="19.732cm" svg:height="0.793cm" draw:transform="rotate (-1.57655591332648) translate (19.233cm 3.342cm)">
          <draw:text-box>
            <text:p><text:span text:style-name="T2"><text:s/></text:span><text:span text:style-name="T4">fordyn</text:span></text:p>
          </draw:text-box>
        </draw:frame>
        <draw:frame draw:style-name="gr16" draw:text-style-name="P12" draw:layer="layout" svg:width="3.302cm" svg:height="1.783cm" svg:x="16.059cm" svg:y="1.389cm">
          <draw:text-box>
            <text:p text:style-name="P3"><text:span text:style-name="T5">User-level </text:span><text:span text:style-name="T5">functions</text:span></text:p>
          </draw:text-box>
        </draw:frame>
        <draw:frame draw:style-name="gr17" draw:text-style-name="P12" draw:layer="layout" svg:width="3.302cm" svg:height="1.017cm" svg:x="2.043cm" svg:y="1.662cm">
          <draw:text-box>
            <text:p text:style-name="P3"><text:span text:style-name="T5">Processes</text:span></text:p>
          </draw:text-box>
        </draw:frame>
        <draw:frame draw:style-name="gr18" draw:text-style-name="P2" draw:layer="layout" svg:width="9.777cm" svg:height="0.806cm" svg:x="2.202cm" svg:y="19.362cm">
          <draw:text-box>
            <text:p><text:span text:style-name="T1">Regeneration and management (yearly)</text:span></text:p>
          </draw:text-box>
        </draw:frame>
        <draw:custom-shape draw:style-name="gr19" draw:text-style-name="P13" draw:layer="layout" svg:width="13.081cm" svg:height="2.821cm" svg:x="2.243cm" svg:y="20.25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699cm" svg:height="2.621cm" svg:x="5.242cm" svg:y="20.304cm">
          <draw:text-box>
            <text:p text:style-name="P3"><text:span text:style-name="T2">Seed production</text:span></text:p>
            <text:p text:style-name="P3"><text:span text:style-name="T2">Seed bank dynamics</text:span></text:p>
            <text:p text:style-name="P3"><text:span text:style-name="T2">Recruitment from seeds</text:span></text:p>
            <text:p text:style-name="P3"><text:span text:style-name="T2">Resprouting</text:span></text:p>
            <text:p text:style-name="P3"><text:span text:style-name="T2">Management prescriptions and effects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er_20_defecte">
        <draw:line draw:style-name="gr22" draw:text-style-name="P6" draw:layer="layout" svg:x1="1.869cm" svg:y1="4.149cm" svg:x2="1.889cm" svg:y2="16.748cm">
          <text:p/>
        </draw:line>
        <draw:line draw:style-name="gr22" draw:text-style-name="P6" draw:layer="layout" svg:x1="15.869cm" svg:y1="4.15cm" svg:x2="15.859cm" svg:y2="16.748cm">
          <text:p/>
        </draw:line>
        <draw:line draw:style-name="gr22" draw:text-style-name="P6" draw:layer="layout" svg:x1="6.969cm" svg:y1="4.148cm" svg:x2="6.969cm" svg:y2="16.748cm">
          <text:p/>
        </draw:line>
        <draw:line draw:style-name="gr22" draw:text-style-name="P6" draw:layer="layout" svg:x1="10.769cm" svg:y1="4.149cm" svg:x2="10.779cm" svg:y2="16.748cm">
          <text:p/>
        </draw:line>
        <draw:frame draw:style-name="gr23" draw:text-style-name="P12" draw:layer="layout" svg:width="4.953cm" svg:height="1.589cm" svg:x="2.016cm" svg:y="9.319cm">
          <draw:text-box>
            <text:p text:style-name="P3"><text:span text:style-name="T6">Available processes</text:span></text:p>
          </draw:text-box>
        </draw:frame>
        <draw:frame draw:style-name="gr16" draw:text-style-name="P12" draw:layer="layout" svg:width="4.953cm" svg:height="1.783cm" svg:x="2.016cm" svg:y="4.891cm">
          <draw:text-box>
            <text:p text:style-name="P3"><text:span text:style-name="T6">User-level functions</text:span></text:p>
          </draw:text-box>
        </draw:frame>
        <draw:frame draw:style-name="gr24" draw:text-style-name="P15" draw:layer="layout" svg:width="3.302cm" svg:height="0.853cm" svg:x="2.016cm" svg:y="7.75cm">
          <draw:text-box>
            <text:p><text:span text:style-name="T4">fordyn_spatial</text:span></text:p>
          </draw:text-box>
        </draw:frame>
        <draw:frame draw:style-name="gr25" draw:text-style-name="P16" draw:layer="layout" svg:width="5.08cm" svg:height="0.924cm" draw:transform="rotate (0.000698131700797732) translate (1.889cm 3.267cm)">
          <draw:text-box>
            <text:p><text:span text:style-name="T2"><text:s/></text:span><text:span text:style-name="T7">Uncoupled simulation</text:span></text:p>
          </draw:text-box>
        </draw:frame>
        <draw:frame draw:style-name="gr26" draw:text-style-name="P16" draw:layer="layout" svg:width="8.89cm" svg:height="0.922cm" draw:transform="rotate (0.000698131700797732) translate (6.969cm 3.266cm)">
          <draw:text-box>
            <text:p><text:span text:style-name="T2"><text:s/></text:span><text:span text:style-name="T2">C</text:span><text:span text:style-name="T7">oupled simulation</text:span></text:p>
          </draw:text-box>
        </draw:frame>
        <draw:frame draw:style-name="gr27" draw:text-style-name="P16" draw:layer="layout" svg:width="8.89cm" svg:height="0.777cm" draw:transform="rotate (0.000872664625997165) translate (1.889cm 4.179cm)">
          <draw:text-box>
            <text:p><text:span text:style-name="T7">Point locations</text:span></text:p>
          </draw:text-box>
        </draw:frame>
        <draw:frame draw:style-name="gr28" draw:text-style-name="P16" draw:layer="layout" svg:width="5.08cm" svg:height="0.775cm" draw:transform="rotate (0.000872664625997165) translate (10.779cm 4.177cm)">
          <draw:text-box>
            <text:p><text:span text:style-name="T7">Gridded landscapes</text:span></text:p>
          </draw:text-box>
        </draw:frame>
        <draw:frame draw:style-name="gr29" draw:text-style-name="P15" draw:layer="layout" svg:width="3.563cm" svg:height="0.725cm" svg:x="7.116cm" svg:y="7.751cm">
          <draw:text-box>
            <text:p><text:span text:style-name="T4">fordyn_scenario</text:span></text:p>
          </draw:text-box>
        </draw:frame>
        <draw:frame draw:style-name="gr24" draw:text-style-name="P15" draw:layer="layout" svg:width="3.302cm" svg:height="0.853cm" svg:x="11.317cm" svg:y="7.751cm">
          <draw:text-box>
            <text:p><text:span text:style-name="T4">fordyn_land</text:span></text:p>
          </draw:text-box>
        </draw:frame>
        <draw:frame draw:style-name="gr30" draw:text-style-name="P18" draw:layer="layout" svg:width="5.08cm" svg:height="0.793cm" draw:transform="rotate (0.000872664625997165) translate (10.779cm 13.044cm)">
          <draw:text-box>
            <text:p text:style-name="P17"><text:span text:style-name="T2"><text:s/></text:span><text:span text:style-name="T8">Watershed hydrology</text:span></text:p>
          </draw:text-box>
        </draw:frame>
        <draw:frame draw:style-name="gr31" draw:text-style-name="P19" draw:layer="layout" svg:width="3.81cm" svg:height="0.793cm" draw:transform="rotate (0.000872664625997165) translate (6.969cm 13.983cm)">
          <draw:text-box>
            <text:p text:style-name="P17"><text:span text:style-name="T2"><text:s/></text:span><text:span text:style-name="T8">Management regime</text:span></text:p>
          </draw:text-box>
        </draw:frame>
        <draw:frame draw:style-name="gr32" draw:text-style-name="P20" draw:layer="layout" svg:width="8.891cm" svg:height="0.793cm" draw:transform="rotate (0.000872664625997165) translate (6.968cm 14.979cm)">
          <draw:text-box>
            <text:p text:style-name="P17"><text:span text:style-name="T2"><text:s/></text:span><text:span text:style-name="T8">Seed dispersal</text:span></text:p>
          </draw:text-box>
        </draw:frame>
        <draw:frame draw:style-name="gr33" draw:text-style-name="P21" draw:layer="layout" svg:width="8.89cm" svg:height="0.793cm" draw:transform="rotate (0.000872664625997165) translate (1.889cm 15.984cm)">
          <draw:text-box>
            <text:p text:style-name="P17"><text:span text:style-name="T2"><text:s/></text:span><text:span text:style-name="T8">Fire regime (imposed)</text:span></text:p>
          </draw:text-box>
        </draw:frame>
        <draw:frame draw:style-name="gr24" draw:text-style-name="P15" draw:layer="layout" svg:width="3.302cm" svg:height="0.853cm" svg:x="2.016cm" svg:y="5.551cm">
          <draw:text-box>
            <text:p><text:span text:style-name="T4">spwb_spatial</text:span></text:p>
          </draw:text-box>
        </draw:frame>
        <draw:frame draw:style-name="gr24" draw:text-style-name="P15" draw:layer="layout" svg:width="3.302cm" svg:height="0.853cm" svg:x="11.316cm" svg:y="5.552cm">
          <draw:text-box>
            <text:p><text:span text:style-name="T4">spwb_land</text:span></text:p>
          </draw:text-box>
        </draw:frame>
        <draw:frame draw:style-name="gr24" draw:text-style-name="P15" draw:layer="layout" svg:width="3.302cm" svg:height="0.853cm" svg:x="2.016cm" svg:y="6.651cm">
          <draw:text-box>
            <text:p><text:span text:style-name="T4">growth_spatial</text:span></text:p>
          </draw:text-box>
        </draw:frame>
        <draw:frame draw:style-name="gr24" draw:text-style-name="P15" draw:layer="layout" svg:width="3.302cm" svg:height="0.853cm" svg:x="11.316cm" svg:y="6.652cm">
          <draw:text-box>
            <text:p><text:span text:style-name="T4">growth_land</text:span></text:p>
          </draw:text-box>
        </draw:frame>
        <draw:custom-shape draw:style-name="gr34" draw:text-style-name="P22" draw:layer="layout" svg:width="0.381cm" svg:height="0.381cm" svg:x="3.818cm" svg:y="8.3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381cm" svg:height="0.381cm" svg:x="8.9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9.9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9.4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13.6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3.1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2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6.185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13.971cm" svg:height="0.793cm" draw:transform="rotate (0.000872664625997165) translate (1.889cm 10.153cm)">
          <draw:text-box>
            <text:p text:style-name="P17"><text:span text:style-name="T9"><text:s/></text:span><text:span text:style-name="T9">W</text:span><text:span text:style-name="T8">ater balance (local)</text:span></text:p>
          </draw:text-box>
        </draw:frame>
        <draw:custom-shape draw:style-name="gr37" draw:text-style-name="P25" draw:layer="layout" svg:width="0.381cm" svg:height="0.381cm" svg:x="12.1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7.418cm" svg:y="8.385cm">
          <text:p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13.97cm" svg:height="0.793cm" draw:transform="rotate (0.000872664625997165) translate (1.89cm 11.085cm)">
          <draw:text-box>
            <text:p text:style-name="P17"><text:span text:style-name="T2"><text:s/></text:span><text:span text:style-name="T8">Carbon balance, growth, senescence and mortality</text:span></text:p>
          </draw:text-box>
        </draw:frame>
        <draw:frame draw:style-name="gr15" draw:text-style-name="P29" draw:layer="layout" svg:width="13.97cm" svg:height="0.793cm" draw:transform="rotate (0.000872664625997165) translate (1.891cm 12.086cm)">
          <draw:text-box>
            <text:p text:style-name="P17"><text:span text:style-name="T2"><text:s/></text:span><text:span text:style-name="T8">Regeneration and management</text:span></text:p>
          </draw:text-box>
        </draw:frame>
        <draw:custom-shape draw:style-name="gr41" draw:text-style-name="P30" draw:layer="layout" svg:width="0.381cm" svg:height="0.381cm" svg:x="2.8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2.8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3.3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7.9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8.4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12.6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3.318cm" svg:y="7.2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5-12-29T16:42:03.953764262</dc:date>
    <meta:editing-duration>PT8H17M32S</meta:editing-duration>
    <meta:editing-cycles>55</meta:editing-cycles>
    <meta:generator>LibreOffice/24.2.7.2$Linux_X86_64 LibreOffice_project/420$Build-2</meta:generator>
    <meta:document-statistic meta:object-count="92"/>
  </office:meta>
</office:document-meta>
</file>